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4FBD34A17CA9E9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none" draw:fill="hatch" draw:fill-color="#729fcf" draw:fill-hatch-name="Black_20_45_20_Degrees" draw:fill-hatch-solid="false" draw:textarea-vertical-align="middle"/>
    </style:style>
    <style:style style:name="gr3" style:family="graphic" style:parent-style-name="objectwithoutfill">
      <style:graphic-properties svg:stroke-width="0.018cm" draw:marker-start-width="0.227cm" draw:marker-end-width="0.227cm" draw:fill="none" draw:fill-color="#729fcf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fill="none" draw:fill-color="#729fcf" draw:textarea-vertical-align="middle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175cm" fo:min-width="0.073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1.741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1.652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535cm" fo:min-width="0cm" fo:padding-top="0.134cm" fo:padding-bottom="0.134cm" fo:padding-left="0.259cm" fo:padding-right="0.25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solid" draw:stroke-dash="Ultrafine_20_Dashed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opacity="70%" draw:fill="none" draw:textarea-vertical-align="middle"/>
    </style:style>
    <style:style style:name="gr13" style:family="graphic" style:parent-style-name="objectwithoutfill">
      <style:graphic-properties draw:stroke="dash" draw:stroke-dash="Line_20_with_20_Fine_20_Dots" svg:stroke-opacity="70%" draw:fill="none" draw:textarea-vertical-align="middle"/>
    </style:style>
    <style:style style:name="gr14" style:family="graphic" style:parent-style-name="objectwithoutfill">
      <style:graphic-properties draw:stroke="solid" draw:stroke-dash="_33__20_Dashes_20_3_20_Dots_20__28_var_29_" svg:stroke-opacity="70%" draw:fill="none" draw:textarea-vertical-align="middle"/>
    </style:style>
    <style:style style:name="gr15" style:family="graphic" style:parent-style-name="objectwithoutfill">
      <style:graphic-properties draw:stroke="solid" draw:stroke-dash="_33__20_Dashes_20_3_20_Dots_20__28_var_29_" svg:stroke-opacity="100%" draw:fill="none" draw:textarea-vertical-align="middle"/>
    </style:style>
    <style:style style:name="gr16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fill="gradient" draw:fill-gradient-name="Gradient_20_5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svg:stroke-width="0.018cm" svg:stroke-color="#000000" draw:marker-start="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svg:stroke-width="0.018cm" svg:stroke-color="#000000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hatch" draw:fill-color="#729fcf" draw:fill-hatch-name="Black_20_45_20_Degrees" draw:fill-hatch-solid="fals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gradient-name="Gradient_20_5"/>
      <style:paragraph-properties fo:margin-left="0.15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Bitstream Charter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-33% 58%" style:font-name="Bitstream Charter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3.558cm" svg:height="3.55cm" draw:transform="skewX (0.00226892802759273) rotate (0.785398163397448) translate (1.83858363994995cm 6.22042218259231cm)" svg:viewBox="0 0 3559 3551" draw:points="0,0 626,0 3558,2925 3559,3551">
          <text:p/>
        </draw:polygon>
        <draw:polygon draw:style-name="gr2" draw:text-style-name="P2" draw:layer="layout" svg:width="4.908cm" svg:height="4.908cm" draw:transform="rotate (-2.35619449019235) translate (7.82127186422625cm 6.73749508625257cm)" svg:viewBox="0 0 4909 4909" draw:points="3864,4596 4282,4596 4596,4909 4909,4596 4596,4282 4178,4282 626,731 626,313 313,0 0,313 313,626 313,1044">
          <text:p/>
        </draw:polygon>
        <draw:polyline draw:style-name="gr3" draw:text-style-name="P3" draw:layer="layout" svg:width="6.499cm" svg:height="0.294cm" svg:x="1.1cm" svg:y="6.22cm" svg:viewBox="0 0 6500 295" draw:points="0,295 443,295 739,0 5761,0 6057,295 6500,295">
          <text:p/>
        </draw:polyline>
        <draw:line draw:style-name="gr4" draw:text-style-name="P3" draw:layer="layout" svg:x1="6.861cm" svg:y1="6.22cm" svg:x2="4.202cm" svg:y2="3.561cm">
          <text:p/>
        </draw:line>
        <draw:polygon draw:style-name="gr5" draw:text-style-name="P1" draw:layer="layout" svg:width="0.442cm" svg:height="5.169cm" svg:x="6.418cm" svg:y="1.05cm" svg:viewBox="0 0 443 5170" draw:points="443,5170 443,0 2,426 0,4727">
          <text:p/>
        </draw:polygon>
        <draw:line draw:style-name="gr4" draw:text-style-name="P3" draw:layer="layout" svg:x1="6.861cm" svg:y1="1.05cm" svg:x2="4.202cm" svg:y2="3.561cm">
          <text:p/>
        </draw:line>
        <draw:custom-shape draw:style-name="gr6" draw:text-style-name="P3" draw:layer="layout" svg:width="0.591cm" svg:height="0.443cm" svg:x="3.907cm" svg:y="3.3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44cm" svg:height="2.009cm" svg:x="4.134cm" svg:y="3.7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145cm" svg:height="1.92cm" draw:transform="rotate (1.5707963267949) translate (4.498cm 3.60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119cm" svg:height="0.803cm" svg:x="6.863cm" svg:y="3.158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g>
                <draw:g>
                  <draw:g>
                    <draw:g>
                      <draw:line draw:style-name="gr10" draw:text-style-name="P4" draw:layer="layout" svg:x1="4.206cm" svg:y1="5.784cm" svg:x2="4.206cm" svg:y2="6.221cm">
                        <text:p/>
                      </draw:line>
                      <draw:line draw:style-name="gr11" draw:text-style-name="P4" draw:layer="layout" svg:x1="3.848cm" svg:y1="6.219cm" svg:x2="3.886cm" svg:y2="5.785cm">
                        <text:p/>
                      </draw:line>
                      <draw:line draw:style-name="gr12" draw:text-style-name="P4" draw:layer="layout" svg:x1="3.516cm" svg:y1="6.217cm" svg:x2="3.592cm" svg:y2="5.788cm">
                        <text:p/>
                      </draw:line>
                      <draw:line draw:style-name="gr13" draw:text-style-name="P4" draw:layer="layout" svg:x1="3.194cm" svg:y1="6.213cm" svg:x2="3.31cm" svg:y2="5.782cm">
                        <text:p/>
                      </draw:line>
                    </draw:g>
                    <draw:line draw:style-name="gr14" draw:text-style-name="P4" draw:layer="layout" svg:x1="2.916cm" svg:y1="6.223cm" svg:x2="3.077cm" svg:y2="5.78cm">
                      <text:p/>
                    </draw:line>
                  </draw:g>
                  <draw:line draw:style-name="gr15" draw:text-style-name="P4" draw:layer="layout" svg:x1="2.657cm" svg:y1="6.226cm" svg:x2="2.869cm" svg:y2="5.77cm">
                    <text:p/>
                  </draw:line>
                </draw:g>
                <draw:line draw:style-name="gr15" draw:text-style-name="P4" draw:layer="layout" svg:x1="2.42cm" svg:y1="6.214cm" svg:x2="2.67cm" svg:y2="5.78cm">
                  <text:p/>
                </draw:line>
              </draw:g>
              <draw:line draw:style-name="gr15" draw:text-style-name="P4" draw:layer="layout" svg:x1="2.19cm" svg:y1="6.222cm" svg:x2="2.502cm" svg:y2="5.774cm">
                <text:p/>
              </draw:line>
            </draw:g>
            <draw:line draw:style-name="gr15" draw:text-style-name="P4" draw:layer="layout" svg:x1="2.002cm" svg:y1="6.222cm" svg:x2="2.371cm" svg:y2="5.782cm">
              <text:p/>
            </draw:line>
          </draw:g>
          <draw:g>
            <draw:g>
              <draw:g>
                <draw:g>
                  <draw:g>
                    <draw:g>
                      <draw:line draw:style-name="gr10" draw:text-style-name="P4" draw:layer="layout" svg:x1="4.501cm" svg:y1="5.79cm" svg:x2="4.501cm" svg:y2="6.227cm">
                        <text:p/>
                      </draw:line>
                      <draw:line draw:style-name="gr11" draw:text-style-name="P4" draw:layer="layout" svg:x1="4.859cm" svg:y1="6.225cm" svg:x2="4.821cm" svg:y2="5.791cm">
                        <text:p/>
                      </draw:line>
                      <draw:line draw:style-name="gr12" draw:text-style-name="P4" draw:layer="layout" svg:x1="5.191cm" svg:y1="6.223cm" svg:x2="5.115cm" svg:y2="5.794cm">
                        <text:p/>
                      </draw:line>
                      <draw:line draw:style-name="gr13" draw:text-style-name="P4" draw:layer="layout" svg:x1="5.514cm" svg:y1="6.219cm" svg:x2="5.398cm" svg:y2="5.788cm">
                        <text:p/>
                      </draw:line>
                    </draw:g>
                    <draw:line draw:style-name="gr14" draw:text-style-name="P4" draw:layer="layout" svg:x1="5.791cm" svg:y1="6.23cm" svg:x2="5.63cm" svg:y2="5.787cm">
                      <text:p/>
                    </draw:line>
                  </draw:g>
                  <draw:line draw:style-name="gr15" draw:text-style-name="P4" draw:layer="layout" svg:x1="6.049cm" svg:y1="6.232cm" svg:x2="5.837cm" svg:y2="5.776cm">
                    <text:p/>
                  </draw:line>
                </draw:g>
                <draw:line draw:style-name="gr15" draw:text-style-name="P4" draw:layer="layout" svg:x1="6.287cm" svg:y1="6.22cm" svg:x2="6.037cm" svg:y2="5.786cm">
                  <text:p/>
                </draw:line>
              </draw:g>
              <draw:line draw:style-name="gr15" draw:text-style-name="P4" draw:layer="layout" svg:x1="6.517cm" svg:y1="6.228cm" svg:x2="6.205cm" svg:y2="5.78cm">
                <text:p/>
              </draw:line>
            </draw:g>
            <draw:line draw:style-name="gr15" draw:text-style-name="P4" draw:layer="layout" svg:x1="6.705cm" svg:y1="6.228cm" svg:x2="6.336cm" svg:y2="5.788cm">
              <text:p/>
            </draw:line>
          </draw:g>
        </draw:g>
        <draw:g>
          <draw:g>
            <draw:g>
              <draw:g>
                <draw:g>
                  <draw:g>
                    <draw:g>
                      <draw:line draw:style-name="gr10" draw:text-style-name="P4" draw:layer="layout" svg:x1="6.426cm" svg:y1="3.783cm" svg:x2="6.863cm" svg:y2="3.783cm">
                        <text:p/>
                      </draw:line>
                      <draw:line draw:style-name="gr11" draw:text-style-name="P4" draw:layer="layout" svg:x1="6.86cm" svg:y1="4.153cm" svg:x2="6.426cm" svg:y2="4.114cm">
                        <text:p/>
                      </draw:line>
                      <draw:line draw:style-name="gr12" draw:text-style-name="P4" draw:layer="layout" svg:x1="6.859cm" svg:y1="4.497cm" svg:x2="6.43cm" svg:y2="4.419cm">
                        <text:p/>
                      </draw:line>
                      <draw:line draw:style-name="gr13" draw:text-style-name="P4" draw:layer="layout" svg:x1="6.855cm" svg:y1="4.832cm" svg:x2="6.424cm" svg:y2="4.712cm">
                        <text:p/>
                      </draw:line>
                    </draw:g>
                    <draw:line draw:style-name="gr14" draw:text-style-name="P4" draw:layer="layout" svg:x1="6.865cm" svg:y1="5.119cm" svg:x2="6.422cm" svg:y2="4.952cm">
                      <text:p/>
                    </draw:line>
                  </draw:g>
                  <draw:line draw:style-name="gr15" draw:text-style-name="P4" draw:layer="layout" svg:x1="6.868cm" svg:y1="5.387cm" svg:x2="6.412cm" svg:y2="5.167cm">
                    <text:p/>
                  </draw:line>
                </draw:g>
                <draw:line draw:style-name="gr15" draw:text-style-name="P4" draw:layer="layout" svg:x1="6.855cm" svg:y1="5.633cm" svg:x2="6.421cm" svg:y2="5.374cm">
                  <text:p/>
                </draw:line>
              </draw:g>
              <draw:line draw:style-name="gr15" draw:text-style-name="P4" draw:layer="layout" svg:x1="6.864cm" svg:y1="5.87cm" svg:x2="6.416cm" svg:y2="5.547cm">
                <text:p/>
              </draw:line>
            </draw:g>
            <draw:line draw:style-name="gr15" draw:text-style-name="P4" draw:layer="layout" svg:x1="6.864cm" svg:y1="6.067cm" svg:x2="6.424cm" svg:y2="5.684cm">
              <text:p/>
            </draw:line>
          </draw:g>
          <draw:g>
            <draw:g>
              <draw:g>
                <draw:g>
                  <draw:g>
                    <draw:g>
                      <draw:line draw:style-name="gr10" draw:text-style-name="P4" draw:layer="layout" svg:x1="6.432cm" svg:y1="3.478cm" svg:x2="6.869cm" svg:y2="3.478cm">
                        <text:p/>
                      </draw:line>
                      <draw:line draw:style-name="gr11" draw:text-style-name="P4" draw:layer="layout" svg:x1="6.867cm" svg:y1="3.107cm" svg:x2="6.433cm" svg:y2="3.146cm">
                        <text:p/>
                      </draw:line>
                      <draw:line draw:style-name="gr12" draw:text-style-name="P4" draw:layer="layout" svg:x1="6.865cm" svg:y1="2.764cm" svg:x2="6.436cm" svg:y2="2.842cm">
                        <text:p/>
                      </draw:line>
                      <draw:line draw:style-name="gr13" draw:text-style-name="P4" draw:layer="layout" svg:x1="6.861cm" svg:y1="2.429cm" svg:x2="6.43cm" svg:y2="2.549cm">
                        <text:p/>
                      </draw:line>
                    </draw:g>
                    <draw:line draw:style-name="gr14" draw:text-style-name="P4" draw:layer="layout" svg:x1="6.871cm" svg:y1="2.141cm" svg:x2="6.428cm" svg:y2="2.308cm">
                      <text:p/>
                    </draw:line>
                  </draw:g>
                  <draw:line draw:style-name="gr15" draw:text-style-name="P4" draw:layer="layout" svg:x1="6.874cm" svg:y1="1.874cm" svg:x2="6.418cm" svg:y2="2.094cm">
                    <text:p/>
                  </draw:line>
                </draw:g>
                <draw:line draw:style-name="gr15" draw:text-style-name="P4" draw:layer="layout" svg:x1="6.862cm" svg:y1="1.628cm" svg:x2="6.428cm" svg:y2="1.887cm">
                  <text:p/>
                </draw:line>
              </draw:g>
              <draw:line draw:style-name="gr15" draw:text-style-name="P4" draw:layer="layout" svg:x1="6.87cm" svg:y1="1.39cm" svg:x2="6.422cm" svg:y2="1.713cm">
                <text:p/>
              </draw:line>
            </draw:g>
            <draw:line draw:style-name="gr15" draw:text-style-name="P4" draw:layer="layout" svg:x1="6.87cm" svg:y1="1.195cm" svg:x2="6.43cm" svg:y2="1.578cm">
              <text:p/>
            </draw:line>
          </draw:g>
        </draw:g>
        <draw:ellipse draw:style-name="gr16" draw:text-style-name="P5" draw:layer="layout" svg:width="3.13cm" svg:height="3.131cm" svg:x="2.639cm" svg:y="1.995cm" draw:kind="arc" draw:start-angle="315.01" draw:end-angle="43.13">
          <text:p/>
        </draw:ellipse>
        <draw:circle draw:style-name="gr17" draw:text-style-name="P6" draw:layer="layout" svg:width="2.348cm" svg:height="2.348cm" svg:x="2.981cm" svg:y="2.23cm" draw:kind="arc" draw:start-angle="236.06" draw:end-angle="303.52">
          <text:p/>
        </draw:circle>
        <draw:ellipse draw:style-name="gr18" draw:text-style-name="P6" draw:layer="layout" svg:width="3.13cm" svg:height="3.131cm" svg:x="2.639cm" svg:y="1.995cm" draw:kind="arc" draw:start-angle="233.94" draw:end-angle="305.34">
          <text:p/>
        </draw:ellipse>
        <draw:frame draw:style-name="gr19" draw:text-style-name="P7" draw:layer="layout" svg:width="0.752cm" svg:height="0.768cm" svg:x="6.748cm" svg:y="0.832cm">
          <draw:text-box>
            <text:p><text:span text:style-name="T1">B</text:span></text:p>
          </draw:text-box>
        </draw:frame>
        <draw:frame draw:style-name="gr19" draw:text-style-name="P7" draw:layer="layout" svg:width="0.76cm" svg:height="0.768cm" svg:x="6.8cm" svg:y="3.1cm">
          <draw:text-box>
            <text:p><text:span text:style-name="T1">A</text:span></text:p>
          </draw:text-box>
        </draw:frame>
        <draw:frame draw:style-name="gr19" draw:text-style-name="P7" draw:layer="layout" svg:width="0.752cm" svg:height="0.768cm" svg:x="6.748cm" svg:y="0.832cm">
          <draw:text-box>
            <text:p><text:span text:style-name="T1">B</text:span></text:p>
          </draw:text-box>
        </draw:frame>
        <draw:frame draw:style-name="gr19" draw:text-style-name="P7" draw:layer="layout" svg:width="0.756cm" svg:height="0.768cm" svg:x="6.7cm" svg:y="5.632cm">
          <draw:text-box>
            <text:p><text:span text:style-name="T1">C</text:span></text:p>
          </draw:text-box>
        </draw:frame>
        <draw:frame draw:style-name="gr19" draw:text-style-name="P7" draw:layer="layout" svg:width="0.803cm" svg:height="0.768cm" svg:x="3.8cm" svg:y="2.7cm">
          <draw:text-box>
            <text:p><text:span text:style-name="T1">O</text:span></text:p>
          </draw:text-box>
        </draw:frame>
        <draw:frame draw:style-name="gr19" draw:text-style-name="P7" draw:layer="layout" svg:width="0.752cm" svg:height="0.768cm" svg:x="6.748cm" svg:y="0.832cm">
          <draw:text-box>
            <text:p><text:span text:style-name="T1">B</text:span></text:p>
          </draw:text-box>
        </draw:frame>
        <draw:frame draw:style-name="gr19" draw:text-style-name="P7" draw:layer="layout" svg:width="0.917cm" svg:height="0.831cm" svg:x="4.1cm" svg:y="5.1cm">
          <draw:text-box>
            <text:p><text:span text:style-name="T1">O</text:span><text:span text:style-name="T2">1</text:span></text:p>
          </draw:text-box>
        </draw:frame>
        <draw:frame draw:style-name="gr19" draw:text-style-name="P7" draw:layer="layout" svg:width="1.018cm" svg:height="0.768cm" svg:x="4.882cm" svg:y="2.8cm">
          <draw:text-box>
            <text:p><text:span text:style-name="T1">2α</text:span></text:p>
          </draw:text-box>
        </draw:frame>
        <draw:frame draw:style-name="gr19" draw:text-style-name="P7" draw:layer="layout" svg:width="0.993cm" svg:height="0.864cm" svg:x="3.2cm" svg:y="3.7cm">
          <draw:text-box>
            <text:p><text:span text:style-name="T1">ω</text:span><text:span text:style-name="T3">0</text:span></text:p>
          </draw:text-box>
        </draw:frame>
        <draw:frame draw:style-name="gr19" draw:text-style-name="P7" draw:layer="layout" svg:width="0.866cm" svg:height="0.864cm" svg:x="2.8cm" svg:y="4.7cm">
          <draw:text-box>
            <text:p><text:span text:style-name="T1">ε</text:span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radial" draw:cx="50%" draw:cy="50%" draw:start-color="#8ae234" draw:end-color="#4e9a06" draw:start-intensity="100%" draw:end-intensity="100%" draw:border="0%"/>
    <draw:gradient draw:name="Gradient_20_3" draw:display-name="Gradient 3" draw:style="ellipsoid" draw:cx="50%" draw:cy="50%" draw:start-color="#8ae234" draw:end-color="#4e9a06" draw:start-intensity="100%" draw:end-intensity="100%" draw:angle="300" draw:border="0%"/>
    <draw:gradient draw:name="Gradient_20_4" draw:display-name="Gradient 4" draw:style="square" draw:cx="50%" draw:cy="50%" draw:start-color="#8ae234" draw:end-color="#4e9a06" draw:start-intensity="100%" draw:end-intensity="100%" draw:angle="300" draw:border="0%"/>
    <draw:gradient draw:name="Gradient_20_5" draw:display-name="Gradient 5" draw:style="rectangular" draw:cx="50%" draw:cy="50%" draw:start-color="#8ae234" draw:end-color="#4e9a06" draw:start-intensity="100%" draw:end-intensity="100%" draw:angle="300" draw:border="0%"/>
    <draw:gradient draw:name="Tango_20_Green" draw:display-name="Tango Green" draw:style="axial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fill-image draw:name="Empty" xlink:href="Pictures/1000000000000008000000084FBD34A17CA9E92B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7:13:43.891904137</meta:creation-date>
    <dc:date>2017-06-28T12:07:01.852714861</dc:date>
    <meta:editing-duration>PT29M55S</meta:editing-duration>
    <meta:editing-cycles>10</meta:editing-cycles>
    <meta:generator>LibreOffice/5.1.6.2$Linux_X86_64 LibreOffice_project/10m0$Build-2</meta:generator>
    <meta:document-statistic meta:object-count="85"/>
  </office:meta>
</office:document-meta>
</file>